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1" svg:font-family="'Noto Sans'" style:font-family-generic="swiss"/>
    <style:font-face style:name="Nunito" svg:font-family="Nunito"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H2" style:master-page-name="Standard">
      <style:paragraph-properties style:page-number="auto"/>
      <style:text-properties style:font-name="Nunito" fo:font-size="12pt" style:font-size-asian="12pt" style:font-size-complex="12pt"/>
    </style:style>
    <style:style style:name="P3" style:family="paragraph" style:parent-style-name="List_20_Paragraph" style:list-style-name="L4">
      <style:text-properties style:font-name="Nunito" fo:font-size="12pt" officeooo:paragraph-rsid="00148634" style:font-size-asian="12pt" style:font-size-complex="12pt"/>
    </style:style>
    <style:style style:name="P4" style:family="paragraph" style:parent-style-name="List_20_Paragraph" style:list-style-name="L4">
      <style:paragraph-properties fo:keep-with-next="always"/>
      <style:text-properties style:font-name="Nunito" fo:font-size="12pt" officeooo:paragraph-rsid="00148634" style:font-size-asian="12pt" style:font-size-complex="12pt"/>
    </style:style>
    <style:style style:name="P5" style:family="paragraph" style:parent-style-name="Standard">
      <style:text-properties style:font-name="Nunito" fo:font-size="12pt" style:font-size-asian="12pt" style:font-size-complex="12pt"/>
    </style:style>
    <style:style style:name="P6" style:family="paragraph" style:parent-style-name="Standard" style:list-style-name="L2">
      <style:text-properties style:font-name="Nunito" fo:font-size="12pt" officeooo:paragraph-rsid="00128bc5" style:font-size-asian="12pt" style:font-size-complex="12pt"/>
    </style:style>
    <style:style style:name="P7" style:family="paragraph" style:parent-style-name="Standard">
      <style:text-properties style:font-name="Nunito" fo:font-size="12pt" officeooo:paragraph-rsid="00128bc5" style:font-size-asian="12pt" style:font-size-complex="12pt"/>
    </style:style>
    <style:style style:name="P8" style:family="paragraph" style:parent-style-name="Standard" style:list-style-name="L3">
      <style:text-properties style:font-name="Nunito" fo:font-size="12pt" officeooo:paragraph-rsid="00128bc5" style:font-size-asian="12pt" style:font-size-complex="12pt"/>
    </style:style>
    <style:style style:name="P9" style:family="paragraph" style:parent-style-name="Standard">
      <style:text-properties style:font-name="Nunito" fo:font-size="12pt" officeooo:paragraph-rsid="00148634" style:font-size-asian="12pt" style:font-size-complex="12pt"/>
    </style:style>
    <style:style style:name="P10" style:family="paragraph" style:parent-style-name="Standard">
      <style:text-properties style:font-name="Nunito" fo:font-size="12pt" officeooo:paragraph-rsid="001798c1" style:font-size-asian="12pt" style:font-size-complex="12pt"/>
    </style:style>
    <style:style style:name="P11" style:family="paragraph" style:parent-style-name="Standard" style:list-style-name="L2"/>
    <style:style style:name="P12" style:family="paragraph" style:parent-style-name="Standard" style:list-style-name="L2">
      <style:text-properties officeooo:paragraph-rsid="00128bc5"/>
    </style:style>
    <style:style style:name="P13" style:family="paragraph" style:parent-style-name="Standard">
      <style:paragraph-properties fo:margin-top="0.0835in" fo:margin-bottom="0.0835in" loext:contextual-spacing="false" fo:line-height="50%" fo:text-align="center" style:justify-single-word="false" fo:padding="0in" fo:border-left="none" fo:border-right="none" fo:border-top="0.99pt solid #cccccc" fo:border-bottom="none"/>
      <style:text-properties style:font-name="Nunito" fo:font-size="12pt" style:font-size-asian="12pt" style:font-size-complex="12pt"/>
    </style:style>
    <style:style style:name="P14" style:family="paragraph" style:parent-style-name="Standard">
      <style:paragraph-properties fo:keep-with-next="always"/>
      <style:text-properties style:font-name="Nunito" fo:font-size="12pt" officeooo:paragraph-rsid="001798c1" style:font-size-asian="12pt" style:font-size-complex="12pt"/>
    </style:style>
    <style:style style:name="P15" style:family="paragraph" style:parent-style-name="Standard">
      <style:paragraph-properties fo:keep-with-next="always"/>
      <style:text-properties style:font-name="Nunito" fo:font-size="12pt" fo:font-weight="bold" officeooo:paragraph-rsid="00128bc5" style:font-size-asian="12pt" style:font-weight-asian="bold" style:font-size-complex="12pt" style:font-weight-complex="bold"/>
    </style:style>
    <style:style style:name="T1" style:family="text">
      <style:text-properties fo:color="#cccccc"/>
    </style:style>
    <style:style style:name="T2" style:family="text">
      <style:text-properties fo:color="#000000"/>
    </style:style>
    <style:style style:name="T3" style:family="text">
      <style:text-properties officeooo:rsid="00128bc5"/>
    </style:style>
    <style:style style:name="T4" style:family="text">
      <style:text-properties style:font-name="Nunito" fo:font-size="12pt" style:font-size-asian="12pt" style:font-size-complex="12pt"/>
    </style:style>
    <style:style style:name="T5" style:family="text">
      <style:text-properties officeooo:rsid="001632f5"/>
    </style:style>
    <style:style style:name="T6" style:family="text">
      <style:text-properties officeooo:rsid="001798c1"/>
    </style:style>
    <style:style style:name="T7" style:family="text">
      <style:text-properties fo:font-weight="bold" style:font-weight-asian="bold" style:font-weight-complex="bold"/>
    </style:style>
    <style:style style:name="T8" style:family="text">
      <style:text-properties fo:font-weight="bold" officeooo:rsid="001798c1" style:font-weight-asian="bold" style:font-weight-complex="bold"/>
    </style:style>
    <style:style style:name="T9" style:family="text"/>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ASGE-FocusGroup-InformedConsent</text:p>
      <text:p text:style-name="P15">Q3 Please provide your complete name and email address.</text:p>
      <text:list xml:id="list197607455" text:style-name="L2">
        <text:list-item>
          <text:p text:style-name="P12"><text:span text:style-name="T4">Full Name <text:s/>(1) ________________________________________________</text:span></text:p>
        </text:list-item>
        <text:list-item>
          <text:p text:style-name="P6">Email <text:s/>(2) ____________________________________________________</text:p>
        </text:list-item>
      </text:list>
      <text:p text:style-name="P14"><text:span text:style-name="T7"><text:line-break/>Q1 </text:span><text:span text:style-name="T8">Informed Consent</text:span><text:span text:style-name="T7"> </text:span></text:p>
      <text:p text:style-name="P10">You have been invited to take part in a research study to learn more about the ways in which academics use Git and Git hosting platforms. The study is called Investigating and Archiving the Scholarly Git Experience, and you can see more about the project here: <text:a xlink:type="simple" xlink:href="https://investigating-archiving-git.gitlab.io/" text:style-name="Internet_20_link" text:visited-style-name="Visited_20_Internet_20_Link">https://investigating-archiving-git.gitlab.io/</text:a>.<text:line-break/> <text:line-break/> This study will be conducted by: <text:s/></text:p>
      <text:list xml:id="list4032796664" text:style-name="L3">
        <text:list-item>
          <text:p text:style-name="P8">Vicky Steeves, NYU Division of Libraries and Center for Data Science <text:tab/></text:p>
        </text:list-item>
        <text:list-item>
          <text:p text:style-name="P8">Sarah Nguyen, NYU Division of Libraries <text:s text:c="2"/></text:p>
        </text:list-item>
      </text:list>
      <text:p text:style-name="P7"><text:line-break/>If you agree to be in this study, you will be asked to: Participate in a focus group with four other people. You will be audio recorded. You may review these recordings and transcripts after they are completed should you wish. <text:s/></text:p>
      <text:p text:style-name="P7"><text:line-break/>Participation in this study will involve up to 1.5 hours of your time maximum. There are no known risks associated with your participation in this research beyond those of everyday life. Although you will receive no direct benefits, this research may help the investigators understand the ways in which academics use Git and Git hosting platforms with the hope to better align tools and teaching for those working in the academy. <text:s/></text:p>
      <text:p text:style-name="P7"><text:line-break/>Confidentiality of your research records will be strictly maintained by assigning code numbers to each participant so that data is never directly linked to individual identity. Information not containing identifiers may be used in future research, shared with other researchers, or placed in a data repository without your additional consent. Your responses will be kept confidential by the researcher, but the researcher cannot guarantee that others in the group will do the same. <text:s/></text:p>
      <text:p text:style-name="P7"><text:line-break/>Participation in this study is voluntary. You may refuse to participate or withdraw at any <text:soft-page-break/>time without penalty. For this survey, you have the right to skip or not answer any questions you prefer not to answer. Nonparticipation or withdrawal will not affect the services you receive at NYU. <text:s/></text:p>
      <text:p text:style-name="P9"><text:line-break/>If there is anything about the study or your participation that is unclear or that you do not understand, if you have questions or wish to report a research-related problem, you may contact Vicky Steeves at 212-992-6269, <text:a xlink:type="simple" xlink:href="mailto:vicky.steeves@nyu.edu" text:style-name="Internet_20_link" text:visited-style-name="Visited_20_Internet_20_Link">vicky.steeves@nyu.edu</text:a>.<text:line-break/></text:p>
      <text:p text:style-name="P9">For questions about your rights as a research participant, you may contact the University Committee on Activities Involving Human Subjects (UCAIHS), New York University, 665 Broadway, Suite 804, New York, New York, 10012, at <text:a xlink:type="simple" xlink:href="mailto:ask.humansubjects@nyu.edu" text:style-name="Internet_20_link" text:visited-style-name="Visited_20_Internet_20_Link">ask.humansubjects@nyu.edu</text:a> or (212) 998-4808. Please reference the study #FY2019-3399 when contacting the IRB (UCAIHS). <text:s/></text:p>
      <text:p text:style-name="P7"><text:line-break/>You will receive an email with this information after submitting this form.</text:p>
      <text:list xml:id="list855537031" text:style-name="L4">
        <text:list-item>
          <text:p text:style-name="P4">I consent and will participate in the focus group. <text:s/>(1) </text:p>
        </text:list-item>
        <text:list-item>
          <text:p text:style-name="P3">I do not consent, I do not wish to participate <text:s/>(2<text:span text:style-name="T5">)</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1" svg:font-family="'Noto Sans'" style:font-family-generic="swiss"/>
    <style:font-face style:name="Nunito" svg:font-family="Nunito"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BarSlider" style:family="paragraph" style:parent-style-name="Standard" style:default-outline-level="">
      <style:paragraph-properties fo:margin-top="0.0555in" fo:margin-bottom="0in" loext:contextual-spacing="false" fo:line-height="100%" fo:padding="0in" fo:border-left="none" fo:border-right="none" fo:border-top="20.01pt solid #499fd1" fo:border-bottom="none"/>
    </style:style>
    <style:style style:name="QSummary" style:family="paragraph" style:parent-style-name="Standard" style:default-outline-level="">
      <style:text-properties fo:font-weight="bold" style:font-weight-asian="bold"/>
    </style:style>
    <style:style style:name="QLabel" style:family="paragraph" style:parent-style-name="Standard" style:default-outline-level="">
      <loext:graphic-properties draw:fill="solid" draw:fill-color="#d9d9d9"/>
      <style:paragraph-properties fo:background-color="#d9d9d9" fo:padding-left="0.0555in" fo:padding-right="0.0555in" fo:padding-top="0in" fo:padding-bottom="0in" fo:border-left="0.51pt solid #d9d9d9" fo:border-right="0.51pt solid #d9d9d9" fo:border-top="none" fo:border-bottom="none"/>
      <style:text-properties fo:font-size="16pt" fo:font-weight="bold" style:font-size-asian="16pt" style:font-weight-asian="bold"/>
    </style:style>
    <style:style style:name="WhiteText" style:family="paragraph" style:next-style-name="Standard" style:default-outline-level="">
      <style:paragraph-properties fo:margin-top="0in" fo:margin-bottom="0in" loext:contextual-spacing="false" fo:line-height="100%" fo:text-align="start" style:justify-single-word="false" fo:orphans="2" fo:widows="2" style:writing-mode="lr-tb"/>
      <style:text-properties fo:color="#ffffff"/>
    </style:style>
    <style:style style:name="WhiteCompositeLabel" style:family="paragraph" style:next-style-name="Standard" style:default-outline-level="">
      <style:paragraph-properties fo:margin-top="0.0299in" fo:margin-bottom="0.0299in" loext:contextual-spacing="false" fo:line-height="100%" fo:text-align="center" style:justify-single-word="false" fo:orphans="2" fo:widows="2" style:writing-mode="lr-tb"/>
      <style:text-properties fo:color="#ffffff"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CompositeLabel" style:family="paragraph" style:next-style-name="Standard" style:default-outline-level="">
      <style:paragraph-properties fo:margin-top="0.0299in" fo:margin-bottom="0.0299in" loext:contextual-spacing="false" fo:line-height="100%" fo:text-align="center" style:justify-single-word="false" fo:orphans="2" fo:widows="2" style:writing-mode="lr-tb"/>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DisplayLogic" style:family="paragraph" style:parent-style-name="Standard" style:default-outline-level="">
      <loext:graphic-properties draw:fill="solid" draw:fill-color="#6898bb"/>
      <style:paragraph-properties fo:margin-top="0.0835in" fo:margin-bottom="0.0835in" loext:contextual-spacing="false" fo:line-height="0.1665in" fo:background-color="#6898bb"/>
      <style:text-properties fo:color="#ffffff" fo:font-size="10pt" fo:font-style="italic" style:font-size-asian="10pt" style:font-style-asian="italic"/>
    </style:style>
    <style:style style:name="QSkipLogic" style:family="paragraph" style:parent-style-name="Standard" style:default-outline-level="">
      <loext:graphic-properties draw:fill="solid" draw:fill-color="#8d8d8d"/>
      <style:paragraph-properties fo:margin-top="0.0835in" fo:margin-bottom="0.0835in" loext:contextual-spacing="false" fo:line-height="0.1665in" fo:background-color="#8d8d8d"/>
      <style:text-properties fo:color="#ffffff" fo:font-size="10pt" fo:font-style="italic" style:font-size-asian="10pt" style:font-style-asian="italic"/>
    </style:style>
    <style:style style:name="SingleLineText" style:family="paragraph" style:next-style-name="Standard" style:default-outline-level="">
      <style:paragraph-properties fo:margin-top="0in" fo:margin-bottom="0in" loext:contextual-spacing="false" fo:line-height="100%" fo:text-align="start" style:justify-single-word="false" fo:orphans="2" fo:widows="2" style:writing-mode="lr-tb"/>
    </style:style>
    <style:style style:name="QDynamicChoices" style:family="paragraph" style:parent-style-name="Standard" style:default-outline-level="">
      <loext:graphic-properties draw:fill="solid" draw:fill-color="#6fac3d"/>
      <style:paragraph-properties fo:margin-top="0.0835in" fo:margin-bottom="0.0835in" loext:contextual-spacing="false" fo:line-height="0.1665in" fo:background-color="#6fac3d"/>
      <style:text-properties fo:color="#ffffff" fo:font-size="10pt" fo:font-style="italic" style:font-size-asian="10pt" style:font-style-asian="italic"/>
    </style:style>
    <style:style style:name="QReusableChoices" style:family="paragraph" style:parent-style-name="Standard" style:default-outline-level="">
      <loext:graphic-properties draw:fill="solid" draw:fill-color="#3ea18e"/>
      <style:paragraph-properties fo:margin-top="0.0835in" fo:margin-bottom="0.0835in" loext:contextual-spacing="false" fo:line-height="0.1665in" fo:background-color="#3ea18e"/>
      <style:text-properties fo:color="#ffffff" fo:font-size="10pt" fo:font-style="italic" style:font-size-asian="10pt" style:font-style-asian="italic"/>
    </style:style>
    <style:style style:name="H1" style:family="paragraph" style:next-style-name="Standard" style:default-outline-level="">
      <style:paragraph-properties fo:margin-top="0in" fo:margin-bottom="0.1665in" loext:contextual-spacing="false" fo:line-height="100%" fo:text-align="start" style:justify-single-word="false" fo:orphans="2" fo:widows="2" style:writing-mode="lr-tb"/>
      <style:text-properties fo:color="#000000" fo:font-size="32pt" fo:font-weight="bold" style:font-size-asian="32pt" style:font-weight-asian="bold" style:font-size-complex="32pt"/>
    </style:style>
    <style:style style:name="H2" style:family="paragraph" style:next-style-name="Standard" style:default-outline-level="">
      <style:paragraph-properties fo:margin-top="0in" fo:margin-bottom="0.1665in" loext:contextual-spacing="false" fo:line-height="100%" fo:text-align="start" style:justify-single-word="false" fo:orphans="2" fo:widows="2" style:writing-mode="lr-tb"/>
      <style:text-properties fo:color="#000000" fo:font-size="24pt" fo:font-weight="bold" style:font-size-asian="24pt" style:font-weight-asian="bold" style:font-size-complex="24pt"/>
    </style:style>
    <style:style style:name="H3" style:family="paragraph" style:next-style-name="Standard" style:default-outline-level="">
      <style:paragraph-properties fo:margin-top="0in" fo:margin-bottom="0.0835in" loext:contextual-spacing="false" fo:line-height="100%" fo:text-align="start" style:justify-single-word="false"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paragraph-properties fo:margin-top="0.0835in" fo:margin-bottom="0.0835in" loext:contextual-spacing="false" fo:line-height="100%"/>
      <style:text-properties fo:color="#cccccc" fo:font-weight="bold" style:font-weight-asian="bold"/>
    </style:style>
    <style:style style:name="BlockEndLabel" style:family="paragraph" style:parent-style-name="Standard" style:default-outline-level="">
      <style:paragraph-properties fo:margin-top="0.0835in" fo:margin-bottom="0in" loext:contextual-spacing="false" fo:line-height="100%"/>
      <style:text-properties fo:color="#cccccc" fo:font-weight="bold" style:font-weight-asian="bold"/>
    </style:style>
    <style:style style:name="BlockSeparator" style:family="paragraph" style:parent-style-name="Standard" style:default-outline-level="">
      <style:paragraph-properties fo:margin-top="0in" fo:margin-bottom="0in" loext:contextual-spacing="false" fo:line-height="50%" fo:text-align="center" style:justify-single-word="false" fo:padding="0in" fo:border-left="none" fo:border-right="none" fo:border-top="none" fo:border-bottom="0.99pt solid #cccccc"/>
      <style:text-properties fo:color="#cccccc" fo:font-weight="bold" style:font-weight-asian="bold"/>
    </style:style>
    <style:style style:name="QuestionSeparator" style:family="paragraph" style:parent-style-name="Standard" style:default-outline-level="">
      <style:paragraph-properties fo:margin-top="0.0835in" fo:margin-bottom="0.0835in" loext:contextual-spacing="false" fo:line-height="50%" fo:padding="0in" fo:border-left="none" fo:border-right="none" fo:border-top="0.99pt dashed #cccccc" fo:border-bottom="none"/>
    </style:style>
    <style:style style:name="Dropdown" style:family="paragraph" style:parent-style-name="Standard" style:default-outline-level="">
      <style:paragraph-properties fo:margin-top="0.0835in" fo:margin-bottom="0.0835in" loext:contextual-spacing="false" fo:line-height="100%" fo:padding="0.0555in" fo:border="0.51pt solid #cccccc"/>
    </style:style>
    <style:style style:name="TextEntryLine" style:family="paragraph" style:parent-style-name="Standard" style:default-outline-level="">
      <style:paragraph-properties fo:margin-top="0.1665in" fo:margin-bottom="0in" loext:contextual-spacing="false" fo:line-height="100%"/>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SFGreen" style:family="paragraph" style:parent-style-name="Standard" style:default-outline-level="">
      <loext:graphic-properties draw:fill="solid" draw:fill-color="#edf2e3"/>
      <style:paragraph-properties fo:background-color="#edf2e3" fo:padding="0.0555in" fo:border="0.51pt solid #d1d9bd"/>
      <style:text-properties fo:color="#809163" fo:font-weight="bold" style:font-weight-asian="bold"/>
    </style:style>
    <style:style style:name="SFBlue" style:family="paragraph" style:parent-style-name="Standard" style:default-outline-level="">
      <loext:graphic-properties draw:fill="solid" draw:fill-color="#e6ecf5"/>
      <style:paragraph-properties fo:background-color="#e6ecf5" fo:padding="0.0555in" fo:border="0.51pt solid #c3cddb"/>
      <style:text-properties fo:color="#426092" fo:font-weight="bold" style:font-weight-asian="bold"/>
    </style:style>
    <style:style style:name="SFPurple" style:family="paragraph" style:parent-style-name="Standard" style:default-outline-level="">
      <loext:graphic-properties draw:fill="solid" draw:fill-color="#f2e3f2"/>
      <style:paragraph-properties fo:background-color="#f2e3f2" fo:padding="0.0555in" fo:border="0.51pt solid #d1c0d1"/>
      <style:text-properties fo:color="#916391" fo:font-weight="bold" style:font-weight-asian="bold"/>
    </style:style>
    <style:style style:name="SFGray" style:family="paragraph" style:parent-style-name="Standard" style:default-outline-level="">
      <loext:graphic-properties draw:fill="solid" draw:fill-color="#f2f2f2"/>
      <style:paragraph-properties fo:background-color="#f2f2f2" fo:padding="0.0555in" fo:border="0.51pt solid #cfcfcf"/>
      <style:text-properties fo:color="#555555" fo:font-weight="bold" style:font-weight-asian="bold"/>
    </style:style>
    <style:style style:name="SFRed" style:family="paragraph" style:parent-style-name="Standard" style:default-outline-level="">
      <loext:graphic-properties draw:fill="solid" draw:fill-color="#8c0707"/>
      <style:paragraph-properties fo:background-color="#8c0707" fo:padding="0.0555in" fo:border="0.51pt solid #700606"/>
      <style:text-properties fo:color="#ffffff" fo:font-weight="bold" style:font-weight-asian="bold"/>
    </style:style>
    <style:style style:name="QPlaceholderAlert" style:family="paragraph" style:parent-style-name="Standard" style:default-outline-level="">
      <style:text-properties fo:color="#ff0000"/>
    </style:style>
    <style:style style:name="Frame_20_contents" style:display-name="Frame contents"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family-asian="'Courier New'" style:font-family-generic-asian="system" style:font-pitch-asian="variable" style:font-size-asian="28pt" style:font-name-complex="Courier New" style:font-family-complex="'Courier New'" style:font-family-generic-complex="system" style:font-pitch-complex="variable"/>
    </style:style>
    <style:style style:name="ListLabel_20_2" style:display-name="ListLabel 2" style:family="text">
      <style:text-properties fo:color="#bfbfbf" fo:font-size="28pt" style:font-name-asian="Courier New" style:font-family-asian="'Courier New'" style:font-family-generic-asian="system" style:font-pitch-asian="variable" style:font-size-asian="28pt" style:font-name-complex="Courier New" style:font-family-complex="'Courier New'" style:font-family-generic-complex="system" style:font-pitch-complex="variable"/>
    </style:style>
    <style:style style:name="ListLabel_20_3" style:display-name="ListLabel 3" style:family="text">
      <style:text-properties fo:color="#bfbfbf" fo:font-size="26pt" style:font-name-asian="Courier New" style:font-family-asian="'Courier New'" style:font-family-generic-asian="system" style:font-pitch-asian="variable" style:font-size-asian="26pt" style:font-name-complex="Courier New" style:font-family-complex="'Courier New'" style:font-family-generic-complex="system" style:font-pitch-complex="variable"/>
    </style:style>
    <style:style style:name="ListLabel_20_4" style:display-name="ListLabel 4" style:family="text">
      <style:text-properties fo:color="#bfbfbf" fo:font-size="26pt" style:font-name-asian="Courier New" style:font-family-asian="'Courier New'" style:font-family-generic-asian="system" style:font-pitch-asian="variable" style:font-size-asian="26pt"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Multi_20_punch" style:display-name="Multi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ngle_20_punch" style:display-name="Single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o" text:bullet-char="o">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o" text:bullet-char="o">
        <style:list-level-properties text:list-level-position-and-space-mode="label-alignment">
          <style:list-level-label-alignment text:label-followed-by="listtab" fo:margin-left="0.25in"/>
        </style:list-level-properties>
        <style:text-properties fo:font-family="'Courier New'"/>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T1" style:family="text">
      <style:text-properties fo:color="#000000"/>
    </style:style>
    <style:style style:name="MT2" style:family="text"/>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2">
      <style:header>
        <text:p text:style-name="Header"/>
      </style:header>
      <style:footer>
        <text:p text:style-name="Footer"><draw:frame draw:style-name="Mfr1" draw:name="Frame1" text:anchor-type="paragraph" svg:y="0.0008in" draw:z-index="0"><draw:text-box fo:min-height="0in" fo:min-width="0.0161in"><text:p text:style-name="MP1"><text:span text:style-name="MT1">Page </text:span><text:span text:style-name="page_20_number"><text:page-number text:select-page="current">1</text:page-number></text:span><text:span text:style-name="MT1"><text:s/>of </text:span><text:span text:style-name="page_20_number"><text:page-count>2</text:page-count></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ASGE-FocusGroup-InformedConsent</dc:title>
    <meta:initial-creator>Qualtrics</meta:initial-creator>
    <meta:editing-cycles>6</meta:editing-cycles>
    <meta:creation-date>2020-07-07T22:19:30</meta:creation-date>
    <dc:date>2020-07-07T18:57:05.234525083</dc:date>
    <meta:editing-duration>PT4M20S</meta:editing-duration>
    <meta:generator>LibreOffice/6.4.4.2$Linux_X86_64 LibreOffice_project/40$Build-2</meta:generator>
    <meta:document-statistic meta:table-count="0" meta:image-count="0" meta:object-count="0" meta:page-count="2" meta:paragraph-count="18" meta:word-count="453" meta:character-count="2922" meta:non-whitespace-character-count="2459"/>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